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style:font-name="Liberation Serif"/>
    </style:style>
    <style:style style:name="P6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254cm" svg:x="4.996cm" svg:y="6.312cm">
          <text:p text:style-name="P1"><text:span text:style-name="T1"/></text:p>
          <text:p text:style-name="P1"><text:span text:style-name="T1"/></text:p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5.504cm" svg:y="6.312cm">
          <text:p text:style-name="P1"><text:span text:style-name="T1"/></text:p>
          <text:p text:style-name="P1"><text:span text:style-name="T1"/></text:p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504cm" svg:y="1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012cm" svg:y="1.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.44cm" svg:y="1.74cm">
          <text:p text:style-name="P2"><text:span text:style-name="T1">9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.44cm" svg:y="2.248cm">
          <text:p text:style-name="P2"><text:span text:style-name="T1">8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.44cm" svg:y="2.756cm">
          <text:p text:style-name="P2"><text:span text:style-name="T1">7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.44cm" svg:y="3.264cm">
          <text:p text:style-name="P2"><text:span text:style-name="T1">6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.44cm" svg:y="3.772cm">
          <text:p text:style-name="P2"><text:span text:style-name="T1">5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.44cm" svg:y="4.28cm">
          <text:p text:style-name="P2"><text:span text:style-name="T1">4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.44cm" svg:y="4.788cm">
          <text:p text:style-name="P2"><text:span text:style-name="T1">3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.44cm" svg:y="5.296cm">
          <text:p text:style-name="P2"><text:span text:style-name="T1">2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.44cm" svg:y="5.804cm">
          <text:p text:style-name="P2"><text:span text:style-name="T1">1 <text:s text:c="5"/>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127cm" svg:x="1.44cm" svg:y="6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0.254cm" svg:height="0.254cm" svg:x="1.44cm" svg:y="6.312cm">
          <text:p text:style-name="P2"><text:span text:style-name="T1"/></text:p>
          <text:p text:style-name="P2"><text:span text:style-name="T1">0 <text:s text:c="5"/></text:span></text:p>
          <text:p text:style-name="P2"><text:span text:style-name="T1"><text:s text:c="3"/>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948cm" svg:y="1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948cm" svg:y="2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948cm" svg:y="2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948cm" svg:y="3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948cm" svg:y="3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948cm" svg:y="4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948cm" svg:y="4.7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948cm" svg:y="5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948cm" svg:y="5.8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254cm" svg:height="0.254cm" svg:x="1.948cm" svg:y="6.312cm">
          <text:p text:style-name="P1"><text:span text:style-name="T1"/></text:p>
          <text:p text:style-name="P1"><text:span text:style-name="T1"/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456cm" svg:y="1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456cm" svg:y="2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456cm" svg:y="2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456cm" svg:y="3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456cm" svg:y="3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456cm" svg:y="4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456cm" svg:y="4.7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456cm" svg:y="5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456cm" svg:y="5.8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.456cm" svg:y="6.312cm">
          <text:p text:style-name="P1"><text:span text:style-name="T1"/></text:p>
          <text:p text:style-name="P1"><text:span text:style-name="T1"/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964cm" svg:y="1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964cm" svg:y="2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964cm" svg:y="2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964cm" svg:y="3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964cm" svg:y="3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964cm" svg:y="4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964cm" svg:y="4.7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964cm" svg:y="5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964cm" svg:y="5.8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.964cm" svg:y="6.312cm">
          <text:p text:style-name="P1"><text:span text:style-name="T1"/></text:p>
          <text:p text:style-name="P1"><text:span text:style-name="T1"/></text:p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472cm" svg:y="1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472cm" svg:y="2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472cm" svg:y="2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472cm" svg:y="3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472cm" svg:y="3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472cm" svg:y="4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472cm" svg:y="4.7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472cm" svg:y="5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472cm" svg:y="5.8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472cm" svg:y="6.312cm">
          <text:p text:style-name="P1"><text:span text:style-name="T1"/></text:p>
          <text:p text:style-name="P1"><text:span text:style-name="T1"/></text:p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98cm" svg:y="1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98cm" svg:y="2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98cm" svg:y="2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98cm" svg:y="3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98cm" svg:y="3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98cm" svg:y="4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98cm" svg:y="4.7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98cm" svg:y="5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98cm" svg:y="5.8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98cm" svg:y="6.312cm">
          <text:p text:style-name="P1"><text:span text:style-name="T1"/></text:p>
          <text:p text:style-name="P1"><text:span text:style-name="T1"/></text:p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488cm" svg:y="1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488cm" svg:y="2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488cm" svg:y="2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488cm" svg:y="3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488cm" svg:y="3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488cm" svg:y="4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488cm" svg:y="4.7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488cm" svg:y="5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488cm" svg:y="5.8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488cm" svg:y="6.312cm">
          <text:p text:style-name="P1"><text:span text:style-name="T1"/></text:p>
          <text:p text:style-name="P1"><text:span text:style-name="T1"/></text:p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96cm" svg:y="1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96cm" svg:y="2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96cm" svg:y="2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96cm" svg:y="3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96cm" svg:y="3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96cm" svg:y="4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96cm" svg:y="4.7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96cm" svg:y="5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96cm" svg:y="5.8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504cm" svg:y="2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504cm" svg:y="2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504cm" svg:y="3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504cm" svg:y="3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504cm" svg:y="4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504cm" svg:y="4.7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504cm" svg:y="5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5.504cm" svg:y="5.8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012cm" svg:y="2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012cm" svg:y="2.7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012cm" svg:y="3.2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012cm" svg:y="3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012cm" svg:y="4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012cm" svg:y="4.7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012cm" svg:y="5.2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6.012cm" svg:y="5.8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6.012cm" svg:y="6.312cm">
          <text:p text:style-name="P1"><text:span text:style-name="T1"/></text:p>
          <text:p text:style-name="P1"><text:span text:style-name="T1"/></text:p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84cm" svg:height="0.576cm" draw:transform="rotate (1.5707963267949) translate (9.382cm 5.753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9.655cm" svg:y1="5.537cm" svg:x2="8.02cm" svg:y2="3.517cm">
          <text:p/>
        </draw:line>
        <draw:line draw:style-name="gr4" draw:text-style-name="P1" draw:layer="layout" svg:x1="9.655cm" svg:y1="5.537cm" svg:x2="7.112cm" svg:y2="3.517cm">
          <text:p/>
        </draw:line>
        <draw:line draw:style-name="gr4" draw:text-style-name="P1" draw:layer="layout" svg:x1="9.654cm" svg:y1="5.537cm" svg:x2="8.928cm" svg:y2="3.517cm">
          <text:p/>
        </draw:line>
        <draw:line draw:style-name="gr4" draw:text-style-name="P1" draw:layer="layout" svg:x1="9.654cm" svg:y1="5.537cm" svg:x2="9.382cm" svg:y2="3.517cm">
          <text:p/>
        </draw:line>
        <draw:line draw:style-name="gr4" draw:text-style-name="P1" draw:layer="layout" svg:x1="9.655cm" svg:y1="5.537cm" svg:x2="7.566cm" svg:y2="3.517cm">
          <text:p/>
        </draw:line>
        <draw:line draw:style-name="gr4" draw:text-style-name="P1" draw:layer="layout" svg:x1="9.655cm" svg:y1="5.537cm" svg:x2="8.474cm" svg:y2="3.517cm">
          <text:p/>
        </draw:line>
        <draw:line draw:style-name="gr4" draw:text-style-name="P1" draw:layer="layout" svg:x1="9.655cm" svg:y1="5.534cm" svg:x2="11.286cm" svg:y2="3.517cm">
          <text:p/>
        </draw:line>
        <draw:line draw:style-name="gr4" draw:text-style-name="P1" draw:layer="layout" svg:x1="9.655cm" svg:y1="5.534cm" svg:x2="12.192cm" svg:y2="3.517cm">
          <text:p/>
        </draw:line>
        <draw:line draw:style-name="gr4" draw:text-style-name="P1" draw:layer="layout" svg:x1="9.655cm" svg:y1="5.534cm" svg:x2="10.38cm" svg:y2="3.517cm">
          <text:p/>
        </draw:line>
        <draw:line draw:style-name="gr4" draw:text-style-name="P1" draw:layer="layout" svg:x1="9.655cm" svg:y1="5.534cm" svg:x2="9.927cm" svg:y2="3.517cm">
          <text:p/>
        </draw:line>
        <draw:line draw:style-name="gr4" draw:text-style-name="P1" draw:layer="layout" svg:x1="9.655cm" svg:y1="5.534cm" svg:x2="11.739cm" svg:y2="3.517cm">
          <text:p/>
        </draw:line>
        <draw:line draw:style-name="gr4" draw:text-style-name="P1" draw:layer="layout" svg:x1="9.655cm" svg:y1="5.534cm" svg:x2="10.833cm" svg:y2="3.517cm">
          <text:p/>
        </draw:line>
        <draw:line draw:style-name="gr4" draw:text-style-name="P1" draw:layer="layout" svg:x1="9.655cm" svg:y1="5.534cm" svg:x2="9.655cm" svg:y2="3.517cm">
          <text:p/>
        </draw:line>
        <draw:frame draw:style-name="gr5" draw:text-style-name="P5" draw:layer="layout" svg:width="0.508cm" svg:height="0.958cm" svg:x="0.416cm" svg:y="3.576cm">
          <draw:text-box>
            <text:p text:style-name="P5"><text:span text:style-name="T2">i</text:span></text:p>
          </draw:text-box>
        </draw:frame>
        <draw:frame draw:style-name="gr5" draw:text-style-name="P5" draw:layer="layout" svg:width="0.964cm" svg:height="0.958cm" svg:x="3.416cm" svg:y="7.076cm">
          <draw:text-box>
            <text:p text:style-name="P5"><text:span text:style-name="T2">j</text:span></text:p>
          </draw:text-box>
        </draw:frame>
        <draw:frame draw:style-name="gr6" draw:text-style-name="P6" draw:layer="layout" svg:width="5.969cm" svg:height="0.607cm" svg:x="6.731cm" svg:y="3.01cm">
          <draw:text-box>
            <text:p text:style-name="P6"><text:span text:style-name="T1">0 <text:s text:c="2"/>1 <text:s text:c="2"/>2 <text:s text:c="2"/>3 <text:s text:c="3"/>4 <text:s/>5 <text:s/>6 <text:s/>7 <text:s/>8 <text:s text:c="2"/>9 <text:s/>10 11 12</text:span></text:p>
          </draw:text-box>
        </draw:frame>
        <draw:frame draw:style-name="gr5" draw:text-style-name="P5" draw:layer="layout" svg:width="0.964cm" svg:height="0.958cm" svg:x="9.216cm" svg:y="1.976cm">
          <draw:text-box>
            <text:p text:style-name="P5"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9.2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4T15:33:20.229803076</meta:creation-date>
    <dc:date>2014-02-04T18:30:13.023496493</dc:date>
    <dc:creator>helio </dc:creator>
    <meta:editing-duration>PT1H34M1S</meta:editing-duration>
    <meta:editing-cycles>11</meta:editing-cycles>
    <meta:generator>LibreOffice/4.1.3.2$Linux_x86 LibreOffice_project/410m0$Build-2</meta:generator>
    <meta:document-statistic meta:object-count="119"/>
  </office:meta>
</office:document-meta>
</file>